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38%" style:writing-mode="lr-tb"/>
      <style:text-properties officeooo:paragraph-rsid="0007f47c"/>
    </style:style>
    <style:style style:name="P2" style:family="paragraph" style:parent-style-name="Standard">
      <style:text-properties officeooo:rsid="0007f47c" officeooo:paragraph-rsid="000beb06"/>
    </style:style>
    <style:style style:name="P3" style:family="paragraph" style:parent-style-name="Standard">
      <style:text-properties officeooo:paragraph-rsid="0008d2f5"/>
    </style:style>
    <style:style style:name="P4" style:family="paragraph" style:parent-style-name="Standard">
      <style:text-properties officeooo:rsid="0008d2f5" officeooo:paragraph-rsid="000beb06"/>
    </style:style>
    <style:style style:name="P5" style:family="paragraph" style:parent-style-name="Standard">
      <style:text-properties officeooo:rsid="00091202" officeooo:paragraph-rsid="00091202"/>
    </style:style>
    <style:style style:name="P6" style:family="paragraph" style:parent-style-name="Standard">
      <style:text-properties officeooo:rsid="00091202" officeooo:paragraph-rsid="000aec21"/>
    </style:style>
    <style:style style:name="P7" style:family="paragraph" style:parent-style-name="Standard">
      <style:text-properties officeooo:rsid="00091202" officeooo:paragraph-rsid="000beb06"/>
    </style:style>
    <style:style style:name="P8" style:family="paragraph" style:parent-style-name="Standard">
      <style:text-properties officeooo:paragraph-rsid="00091202"/>
    </style:style>
    <style:style style:name="P9" style:family="paragraph" style:parent-style-name="Standard">
      <style:text-properties officeooo:rsid="000aec21" officeooo:paragraph-rsid="000aec21"/>
    </style:style>
    <style:style style:name="P10" style:family="paragraph" style:parent-style-name="Standard">
      <style:text-properties officeooo:rsid="000aec21" officeooo:paragraph-rsid="000bdc44"/>
    </style:style>
    <style:style style:name="P11" style:family="paragraph" style:parent-style-name="Standard">
      <style:text-properties officeooo:rsid="000bdc44" officeooo:paragraph-rsid="000bdc44"/>
    </style:style>
    <style:style style:name="P12" style:family="paragraph" style:parent-style-name="Standard">
      <style:text-properties officeooo:rsid="000beb06" officeooo:paragraph-rsid="000beb06"/>
    </style:style>
    <style:style style:name="P13" style:family="paragraph" style:parent-style-name="Standard">
      <style:text-properties officeooo:paragraph-rsid="000beb06"/>
    </style:style>
    <style:style style:name="P14" style:family="paragraph" style:parent-style-name="Standard">
      <style:text-properties officeooo:rsid="000f6e9a" officeooo:paragraph-rsid="000f6e9a"/>
    </style:style>
    <style:style style:name="P15" style:family="paragraph" style:parent-style-name="Standard">
      <style:text-properties fo:font-weight="bold" officeooo:rsid="000f9bc0" officeooo:paragraph-rsid="000f9bc0" style:font-weight-asian="bold" style:font-weight-complex="bold"/>
    </style:style>
    <style:style style:name="P16" style:family="paragraph" style:parent-style-name="Standard">
      <style:text-properties fo:font-weight="bold" officeooo:rsid="00110028" officeooo:paragraph-rsid="00110028" style:font-weight-asian="bold" style:font-weight-complex="bold"/>
    </style:style>
    <style:style style:name="P17" style:family="paragraph" style:parent-style-name="Standard">
      <style:text-properties fo:font-weight="bold" officeooo:rsid="00110028" officeooo:paragraph-rsid="000f9bc0" style:font-weight-asian="bold" style:font-weight-complex="bold"/>
    </style:style>
    <style:style style:name="P18" style:family="paragraph" style:parent-style-name="Standard">
      <style:text-properties fo:font-weight="normal" officeooo:rsid="000f9bc0" officeooo:paragraph-rsid="000f9bc0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0f9bc0" officeooo:paragraph-rsid="000f9bc0" style:font-weight-asian="normal" style:font-weight-complex="normal"/>
    </style:style>
    <style:style style:name="P20" style:family="paragraph" style:parent-style-name="Standard" style:list-style-name="L10">
      <style:text-properties fo:font-weight="normal" officeooo:rsid="000f9bc0" officeooo:paragraph-rsid="000f9bc0" style:font-weight-asian="normal" style:font-weight-complex="normal"/>
    </style:style>
    <style:style style:name="P21" style:family="paragraph" style:parent-style-name="Standard" style:list-style-name="L11">
      <style:text-properties fo:font-weight="normal" officeooo:rsid="000f9bc0" officeooo:paragraph-rsid="000f9bc0" style:font-weight-asian="normal" style:font-weight-complex="normal"/>
    </style:style>
    <style:style style:name="P22" style:family="paragraph" style:parent-style-name="Standard" style:list-style-name="L12">
      <style:text-properties fo:font-weight="normal" officeooo:rsid="000f9bc0" officeooo:paragraph-rsid="000f9bc0" style:font-weight-asian="normal" style:font-weight-complex="normal"/>
    </style:style>
    <style:style style:name="P23" style:family="paragraph" style:parent-style-name="Standard" style:list-style-name="L13">
      <style:text-properties fo:font-weight="normal" officeooo:rsid="000f9bc0" officeooo:paragraph-rsid="000f9bc0" style:font-weight-asian="normal" style:font-weight-complex="normal"/>
    </style:style>
    <style:style style:name="P24" style:family="paragraph" style:parent-style-name="Standard" style:list-style-name="L16">
      <style:text-properties fo:font-weight="normal" officeooo:rsid="000f9bc0" officeooo:paragraph-rsid="000f9bc0" style:font-weight-asian="normal" style:font-weight-complex="normal"/>
    </style:style>
    <style:style style:name="P25" style:family="paragraph" style:parent-style-name="Standard" style:list-style-name="L17">
      <style:text-properties fo:font-weight="normal" officeooo:rsid="000f9bc0" officeooo:paragraph-rsid="000f9bc0" style:font-weight-asian="normal" style:font-weight-complex="normal"/>
    </style:style>
    <style:style style:name="P26" style:family="paragraph" style:parent-style-name="Standard">
      <style:text-properties fo:font-weight="normal" officeooo:rsid="00110028" officeooo:paragraph-rsid="00110028" style:font-weight-asian="normal" style:font-weight-complex="normal"/>
    </style:style>
    <style:style style:name="P27" style:family="paragraph" style:parent-style-name="Standard" style:list-style-name="L18">
      <style:text-properties fo:font-weight="normal" officeooo:rsid="00110028" officeooo:paragraph-rsid="00110028" style:font-weight-asian="normal" style:font-weight-complex="normal"/>
    </style:style>
    <style:style style:name="P28" style:family="paragraph" style:parent-style-name="Standard" style:list-style-name="L19">
      <style:text-properties fo:font-weight="normal" officeooo:rsid="00110028" officeooo:paragraph-rsid="00110028" style:font-weight-asian="normal" style:font-weight-complex="normal"/>
    </style:style>
    <style:style style:name="P29" style:family="paragraph" style:parent-style-name="Standard" style:list-style-name="L21">
      <style:text-properties fo:font-weight="normal" officeooo:rsid="00110028" officeooo:paragraph-rsid="00110028" style:font-weight-asian="normal" style:font-weight-complex="normal"/>
    </style:style>
    <style:style style:name="P30" style:family="paragraph" style:parent-style-name="Standard" style:list-style-name="L24">
      <style:text-properties fo:font-weight="normal" officeooo:rsid="00110028" officeooo:paragraph-rsid="00110028" style:font-weight-asian="normal" style:font-weight-complex="normal"/>
    </style:style>
    <style:style style:name="P31" style:family="paragraph" style:parent-style-name="Standard" style:list-style-name="L25">
      <style:text-properties fo:font-weight="normal" officeooo:rsid="00110028" officeooo:paragraph-rsid="00110028" style:font-weight-asian="normal" style:font-weight-complex="normal"/>
    </style:style>
    <style:style style:name="P32" style:family="paragraph" style:parent-style-name="Standard" style:list-style-name="L26">
      <style:text-properties fo:font-weight="normal" officeooo:rsid="00110028" officeooo:paragraph-rsid="00110028" style:font-weight-asian="normal" style:font-weight-complex="normal"/>
    </style:style>
    <style:style style:name="P33" style:family="paragraph" style:parent-style-name="Standard" style:list-style-name="L27">
      <style:text-properties fo:font-weight="normal" officeooo:rsid="00110028" officeooo:paragraph-rsid="00110028" style:font-weight-asian="normal" style:font-weight-complex="normal"/>
    </style:style>
    <style:style style:name="P34" style:family="paragraph" style:parent-style-name="Standard" style:list-style-name="L7">
      <style:text-properties officeooo:rsid="000f9bc0" officeooo:paragraph-rsid="000f9bc0"/>
    </style:style>
    <style:style style:name="P35" style:family="paragraph" style:parent-style-name="Standard">
      <style:text-properties officeooo:paragraph-rsid="000f9bc0"/>
    </style:style>
    <style:style style:name="P36" style:family="paragraph" style:parent-style-name="Standard" style:list-style-name="L7">
      <style:text-properties officeooo:paragraph-rsid="000f9bc0"/>
    </style:style>
    <style:style style:name="P37" style:family="paragraph" style:parent-style-name="Standard" style:list-style-name="L9">
      <style:text-properties officeooo:paragraph-rsid="000f9bc0"/>
    </style:style>
    <style:style style:name="P38" style:family="paragraph" style:parent-style-name="Standard" style:list-style-name="L10">
      <style:text-properties officeooo:paragraph-rsid="000f9bc0"/>
    </style:style>
    <style:style style:name="P39" style:family="paragraph" style:parent-style-name="Standard" style:list-style-name="L13">
      <style:text-properties officeooo:paragraph-rsid="000f9bc0"/>
    </style:style>
    <style:style style:name="P40" style:family="paragraph" style:parent-style-name="Standard" style:list-style-name="L23">
      <style:text-properties officeooo:paragraph-rsid="00110028"/>
    </style:style>
    <style:style style:name="P41" style:family="paragraph" style:parent-style-name="Text_20_body">
      <style:text-properties officeooo:paragraph-rsid="0007f47c"/>
    </style:style>
    <style:style style:name="P42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43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7f47c" style:text-blinking="false" fo:background-color="#ffffff"/>
    </style:style>
    <style:style style:name="P44" style:family="paragraph" style:parent-style-name="Text_20_body">
      <style:paragraph-properties fo:margin-top="0cm" fo:margin-bottom="0.353cm" loext:contextual-spacing="false" fo:line-height="138%" style:writing-mode="lr-tb"/>
      <style:text-properties officeooo:paragraph-rsid="0007f47c"/>
    </style:style>
    <style:style style:name="T1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bold" style:text-blinking="false" fo:background-color="#ffffff" loext:char-shading-value="0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bold" officeooo:rsid="00091202" style:text-blinking="false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officeooo:rsid="0007f47c" style:text-blinking="false" fo:background-color="#ffffff" loext:char-shading-value="0"/>
    </style:style>
    <style:style style:name="T5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officeooo:rsid="0008d2f5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officeooo:rsid="00091202" style:text-blinking="false" fo:background-color="#ffffff" loext:char-shading-value="0"/>
    </style:style>
    <style:style style:name="T7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officeooo:rsid="000aec21" style:text-blinking="false" fo:background-color="#ffffff" loext:char-shading-value="0"/>
    </style:style>
    <style:style style:name="T8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officeooo:rsid="000bdc44" style:text-blinking="false" fo:background-color="#ffffff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officeooo:rsid="000beb06" style:text-blinking="false" fo:background-color="#ffffff" loext:char-shading-value="0"/>
    </style:style>
    <style:style style:name="T10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officeooo:rsid="000f9bc0" style:text-blinking="false" fo:background-color="#ffffff" loext:char-shading-value="0" style:font-weight-asian="normal" style:font-weight-complex="normal"/>
    </style:style>
    <style:style style:name="T11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officeooo:rsid="000f6e9a" style:text-blinking="false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normal" officeooo:rsid="00110028" style:text-blinking="false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officeooo:rsid="00110028" style:text-blinking="false" fo:background-color="#ffffff" loext:char-shading-value="0"/>
    </style:style>
    <style:style style:name="T15" style:family="text">
      <style:text-properties fo:font-variant="normal" fo:text-transform="none" fo:color="#222222" style:text-line-through-style="none" style:text-line-through-type="none" style:font-name="Liberation Serif" fo:font-size="12pt" fo:font-style="normal" style:text-underline-style="none" fo:font-weight="bold" officeooo:rsid="000f6e9a" style:text-blinking="false" fo:background-color="#ffffff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 loext:char-shading-value="0"/>
    </style:style>
    <style:style style:name="T17" style:family="text">
      <style:text-properties officeooo:rsid="0007f47c"/>
    </style:style>
    <style:style style:name="T18" style:family="text">
      <style:text-properties officeooo:rsid="000912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Requisitos funcionais:</text:span></text:p>
      <text:p text:style-name="P5"><text:span text:style-name="T3">O sistema deve ser capaz de se adaptar a dispositivos móveis;</text:span></text:p>
      <text:p text:style-name="P9"><text:span text:style-name="T3">O sistema deve ser capaz de se organizar estruturalmente por departamentos;</text:span></text:p>
      <text:p text:style-name="P9"><text:span text:style-name="T3">O sistema deve ser capaz de armazenar conteúdos de mídia, como vídeos, imagens, PDFs, entre outros.</text:span></text:p>
      <text:p text:style-name="P9"><text:span text:style-name="T3">O sistema deve ser capaz de traduzir as informações importantes para outras línguas, como inglês, espanhol e francês;</text:span></text:p>
      <text:p text:style-name="P9"><text:span text:style-name="T3">O sistema deve ser capaz de acionar outros softwares, como um gerenciador de e-mails;</text:span></text:p>
      <text:p text:style-name="P9"><text:span text:style-name="T3">O sistema deve ser capaz de diferenciar os conteúdos da graduação e pós-graduação;</text:span></text:p>
      <text:p text:style-name="P9"><text:span text:style-name="T3">O sistema deve ser capaz de divulgar conteúdos preestabelecidos do site em redes sociais (Exemplos citados: Eventos, colóquios, palestras...);</text:span></text:p>
      <text:p text:style-name="P9"><text:span text:style-name="T3">O sistema deve ser capaz de se adaptar ao meio em que o usuário está acessando o mesmo no momento de uso;</text:span></text:p>
      <text:p text:style-name="P11"><text:span text:style-name="T3">O sistema deve ser capaz de dar acesso a alunos e professores por meio de login e senha, permitindo o acesso de acordo com a hierarquia do usuário;</text:span></text:p>
      <text:p text:style-name="P12"><text:span text:style-name="T3">O sistema deve possuir uma legislação interna sobre a disposição dos conteúdos;</text:span></text:p>
      <text:p text:style-name="P12"><text:span text:style-name="T3">O sistema deve ser capaz de organizar as notícias publicadas de acordo com a ordem preestabelecida;</text:span></text:p>
      <text:p text:style-name="P12"><text:span text:style-name="T3">O sistema deve ser capaz de verificar se uma mesma disciplina está atrelada a dois ou mais departamentos;</text:span></text:p>
      <text:p text:style-name="P5"><text:span text:style-name="T3"/></text:p>
      <text:p text:style-name="P5"><text:span text:style-name="T1">Requisitos funcionais:</text:span></text:p>
      <text:p text:style-name="P5"><text:span text:style-name="T3">O sistema deve conter informações </text:span><text:span text:style-name="T9">completas e detalhadas</text:span><text:span text:style-name="T3"> sobre </text:span><text:span text:style-name="T7">o instituto e os seus</text:span><text:span text:style-name="T3"> </text:span><text:span text:style-name="T7">departamentos, cursos, professores;</text:span></text:p>
      <text:p text:style-name="P6"><text:span text:style-name="T3">O sistema não deve ter um design infantil;</text:span></text:p>
      <text:p text:style-name="P6"><text:span text:style-name="T3">O sistema não deve conter cores chamativas;</text:span></text:p>
      <text:p text:style-name="P12"><text:span text:style-name="T3">O sistema deve exibir informações sobre pessoas importantes que integram o Instituto;</text:span></text:p>
      <text:p text:style-name="P9"><text:span text:style-name="T3">O sistema deve exibir a marca do Instituto;</text:span></text:p>
      <text:p text:style-name="P9"><text:span text:style-name="T3">O sistema deve exibir uma lista de informações sobre os funcionários do Instituto;</text:span></text:p>
      <text:p text:style-name="P11"><text:span text:style-name="T3">O site deve conter informações sobre o instituto, como organograma, Manual do Instituto, atas de departamentos;</text:span></text:p>
      <text:p text:style-name="P11"><text:span text:style-name="T3">O sistema deve conter informações de cursos, como objetivos, qual o mercado, ementas, horários, salas e exigências para tese;</text:span></text:p>
      <text:p text:style-name="P10"><text:span text:style-name="T3">O sistema deve </text:span><text:span text:style-name="T8">conter informações do </text:span><text:span text:style-name="T9">corpo docente que compõe o instituto</text:span><text:span text:style-name="T8">, como</text:span><text:span text:style-name="T3"> nome, fotos, e-mail e Lattes;</text:span></text:p>
      <text:p text:style-name="P11"><text:span text:style-name="T3">O sistema deve conter informações de monitorias e iniciações científicas, mostrando os seguintes atributos: o que é, opções oferecidas;</text:span></text:p>
      <text:p text:style-name="P11"><text:span text:style-name="T3">O sistema deve exibir informações externas, como estágios e concursos;</text:span></text:p>
      <text:p text:style-name="P11"><text:span text:style-name="T3">O sistema deve exibir informações sobre as conquistas de alunos e professores em eventos importantes;</text:span></text:p>
      <text:p text:style-name="P12"><text:span text:style-name="T3">O sistema deve exibir informações sobre o corpo administrativo que compõe o Instituto;</text:span></text:p>
      <text:p text:style-name="P12"><text:span text:style-name="T3">O site deve exibir informações sobre extensões;</text:span></text:p>
      <text:p text:style-name="P12"><text:span text:style-name="T3">O site deve exibir as notícias;</text:span></text:p>
      <text:p text:style-name="P12"><text:span text:style-name="T3">O sistema deve ser capaz de exibir informações sobre as disciplinas lecionadas em cada disciplina;</text:span></text:p>
      <text:p text:style-name="P11"><text:span text:style-name="T3">O sistema deve exibir um menu com os tópicos relacionados à instituição;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1 - Qual é a visão atual do senhor sobre o site do IME?</text:span> </text:p>
      <text:p text:style-name="Standard"><text:bookmark text:name="docs-internal-guid-d47a7a9d-fd8f-aad4-ad2f-61aafc0fcfe1"/><text:span text:style-name="T16">2 - Qual seria o propósito principal esperado com o novo site?</text:span> </text:p>
      <text:p text:style-name="Standard"><text:bookmark text:name="docs-internal-guid-d47a7a9d-fd8f-ce36-4a43-9dd67b72d732"/><text:span text:style-name="T16">3 - Qual foi a motivação para a busca por mudanças no site do IME? Houve, digamos, “inspiração” em algum material externo?</text:span> </text:p>
      <text:p text:style-name="P44"><text:bookmark text:name="docs-internal-guid-d47a7a9d-fd8f-ec89-1b40-1327c181861b"/><text:span text:style-name="T16">4 - Há problemas que o senhor considera “mais graves”, considerando o conteúdo atual do site?[Se sim] Quais?</text:span><text:line-break/><text:bookmark text:name="docs-internal-guid-d47a7a9d-fd90-09bd-68ef-275154f1f1e8"/><text:span text:style-name="T16">5 - O que o senhor considera mais importante no site do IME? Qual conteúdo costuma ser acessado no site com mais frequência pelo senhor e por outros professores? Na opinião ou no conhecimento do senhor, qual conteúdo costuma ser mais acessado pelos alunos?</text:span></text:p>
      <text:p text:style-name="P44"><text:bookmark text:name="docs-internal-guid-d47a7a9d-fd90-42fc-4034-313ea2a7668e"/><text:span text:style-name="T16">6 - Há algo que o senhor acha que o site deveria oferecer, mas ainda não oferece atualmente?[Se sim] Quais?</text:span></text:p>
      <text:p text:style-name="P1"><text:bookmark text:name="docs-internal-guid-d47a7a9d-fd90-68c0-503a-23d7d71934c0"/><text:span text:style-name="T16">7 - Há algo que o senhor acha que não deveria estar no site, mas está?[Se sim] O quê? </text:span></text:p>
      <text:p text:style-name="P1"><text:bookmark text:name="docs-internal-guid-d47a7a9d-fd90-8507-8cf3-abaede7a91dd"/><text:span text:style-name="T16">8 - Existe algum público-alvo do site além de aluno e professores? Futuros também compreendem o público alvo? </text:span></text:p>
      <text:p text:style-name="P44"><text:bookmark text:name="docs-internal-guid-d47a7a9d-fd90-b282-d5a9-69d959b80d27"/><text:span text:style-name="T16">9 - Há atualmente uma parte do site para a descrição dos cursos de graduação e pós-graduação do IME, bem como cursos de extensão. O senhor se recorda se as informações atualmente atendem ao que se espera do site? Gostaria de sugerir algo que vá além destas informações?</text:span><text:line-break/><text:bookmark text:name="docs-internal-guid-d47a7a9d-fd90-d990-3b2b-4fedbe7f389c"/><text:span text:style-name="T16">10 - A grade curricular do curso já está disponível no site do DEP (http://www.dep.uerj.br/paginas_internas/fluxogramas.html). O senhor considera que ela está adequada da forma como está no site?[Se não] O senhor teria alguma outra forma para sugerir?</text:span></text:p>
      <text:p text:style-name="P1"><text:bookmark text:name="docs-internal-guid-d47a7a9d-fd91-06d9-c1d6-a53cd349ebcb"/><text:span text:style-name="T16">11 - O site deve listar todas as disciplinas lecionadas pelo instituto?[Se sim] Quais informações sobre as disciplinas devem ser exibidas no site? </text:span></text:p>
      <text:p text:style-name="P1"><text:bookmark text:name="docs-internal-guid-d47a7a9d-fd91-368c-c3e5-8caedf4d1809"/><text:soft-page-break/><text:span text:style-name="T16">12 - Quais dados sobre os professores o site deve apresentar? De que maneiras estas informações devem ser dispostas: separadas por departamentos, todas juntas? </text:span></text:p>
      <text:p text:style-name="P43"><text:bookmark text:name="docs-internal-guid-d47a7a9d-fd91-5da6-2b31-92bdbfb2f7ee"/>13 - O site deve disponibilizar uma área dedicada a divulgação de eventos, cursos, monitorias, iniciação científica e estágios? Quais outros dados o site deveria apresentar para os alunos(por exemplo, em termos de oportunidades e instruções/procedimentos importantes)?</text:p>
      <text:p text:style-name="P41"><text:line-break/></text:p>
      <text:p text:style-name="P41"><text:bookmark text:name="docs-internal-guid-d47a7a9d-fd91-87fa-c7dc-d385d88e7d06"/><text:span text:style-name="T16">14 - Existem informações externas ao IME que devam ser mostradas no site?[Se sim] O senhor saberia dizer quais seriam estas informações? </text:span></text:p>
      <text:p text:style-name="P42"><text:bookmark text:name="docs-internal-guid-d47a7a9d-fd91-a407-4ed7-1fa1208b817e"/>15 - Há várias partes do site com áreas que se referem a setores ou tipos de usuários específicos (por exemplo, opções voltadas somente para alunos, outras somente para professores). O senhor acha válido manter essas informações, digamos, “misturadas”, ou algum tipo de separação se faz necessário? [Caso opte por separar] Quais poderiam ser os setores ou diferentes tipos de usuário no IME que teriam algum tipo de funcionalidade ou visão específica do site?</text:p>
      <text:p text:style-name="P41"><text:line-break/><text:bookmark text:name="docs-internal-guid-d47a7a9d-fd91-d629-35cb-a92f365994db"/><text:span text:style-name="T16">16 - Verificamos que layout atual do site é compatível apenas com computadores (ou seja, embora seja possível exibir no celular, o conteúdo não se adapta ao tamanho limitado da tela). Seria interessante que fosse disponibilizado um layout adaptado do site para acesso em dispositivos móveis (celular, tablet etc)?</text:span></text:p>
      <text:p text:style-name="P41"><text:line-break/><text:bookmark text:name="docs-internal-guid-d47a7a9d-fd92-0995-a36b-d7835c7604e5"/><text:span text:style-name="T16">17 - Verificamos que o IME possui algumas redes sociais (Facebook, Twitter...). Verificamos também que algumas notícias estão no site e não nas redes sociais, outras estão nas redes, mas não no site. O senhor sabe quem controla essas redes sociais? O senhor acredita que o conteúdo deve ser mesmo diferente do que é publicado no site, ou seria interessante haver uma integração das mesmas?[Se for interessante integrar] De que forma o senhor imagina esta integração (caso imagine)?</text:span> <text:line-break/><text:line-break/><text:bookmark text:name="docs-internal-guid-d47a7a9d-fd92-2444-d0d1-f85224da3dfb"/><text:span text:style-name="T16">18 - O site atualmente contém uma seção de notícias, além de uma agenda de eventos. Atualmente, com que frequência deveriam ocorrer às atualizações? O senhor acredita que isso pode ficar mais ou menos frequente a partir de uma nova versão do site?</text:span> </text:p>
      <text:p text:style-name="P41"/>
      <text:p text:style-name="P41"/>
      <text:p text:style-name="P13"><text:soft-page-break/><text:span text:style-name="T18">1- Cores chamativas e imagens de criança</text:span></text:p>
      <text:p text:style-name="P2"><text:span text:style-name="T18">2-</text:span> Falta de conteúdo:</text:p>
      <text:p text:style-name="P2">- Falta de informações essenciais <text:span text:style-name="T18">(citado como problema)</text:span></text:p>
      <text:p text:style-name="P2">- Marca do instituto;</text:p>
      <text:p text:style-name="P2">- Estrutura organizacional e departamento</text:p>
      <text:p text:style-name="P2">- Lista de funcionários</text:p>
      <text:p text:style-name="P2">- Organogramas por departamentos</text:p>
      <text:p text:style-name="P2">- Legislação interna</text:p>
      <text:p text:style-name="P2">- Link para concurso</text:p>
      <text:p text:style-name="P2"/>
      <text:p text:style-name="P13"><text:span text:style-name="T17">La</text:span><text:bookmark text:name="docs-internal-guid-d47a7a9d-fd9a-ceb0-09d2-da46dffd5a461"/><text:span text:style-name="T3">y</text:span><text:span text:style-name="T4">out </text:span><text:span text:style-name="T6">(também disponível para tablets e celulares)</text:span><text:span text:style-name="T4">:</text:span></text:p>
      <text:p text:style-name="P2"><text:span text:style-name="T3">Organizado em menus </text:span><text:span text:style-name="T5">(palavras ao invés de imagens)</text:span><text:span text:style-name="T3">:</text:span></text:p>
      <text:p text:style-name="P2"><text:span text:style-name="T3">* Pessoas</text:span></text:p>
      <text:p text:style-name="P2"><text:span text:style-name="T3">- </text:span><text:span text:style-name="T5">Área de atuação;</text:span></text:p>
      <text:p text:style-name="P2"><text:span text:style-name="T5">- Desenvolvimento de software;</text:span></text:p>
      <text:p text:style-name="P2"><text:span text:style-name="T5">- Iniciação científica.</text:span></text:p>
      <text:p text:style-name="P2"><text:span text:style-name="T5"/></text:p>
      <text:p text:style-name="P2"><text:span text:style-name="T5">*Cursos: (graduação e pós-graduação)</text:span></text:p>
      <text:p text:style-name="P2"><text:span text:style-name="T5">- Objetivos;</text:span></text:p>
      <text:p text:style-name="P2"><text:span text:style-name="T5">- Qual o mercado;</text:span></text:p>
      <text:p text:style-name="P4"><text:span text:style-name="T3">- Ementas;</text:span></text:p>
      <text:p text:style-name="P4"><text:span text:style-name="T3">- Horários;</text:span></text:p>
      <text:p text:style-name="P4"><text:span text:style-name="T3">- Salas;</text:span></text:p>
      <text:p text:style-name="P4"><text:span text:style-name="T3">- Exigências para tese.</text:span></text:p>
      <text:p text:style-name="P4"><text:span text:style-name="T3"/></text:p>
      <text:p text:style-name="P2"><text:span text:style-name="T3">* Pós graduação;</text:span></text:p>
      <text:p text:style-name="P2"><text:span text:style-name="T3">* Contatos </text:span><text:span text:style-name="T5">e informações:</text:span></text:p>
      <text:p text:style-name="P2"><text:span text:style-name="T5">- Webmail</text:span></text:p>
      <text:p text:style-name="P2"><text:span text:style-name="T5"/></text:p>
      <text:p text:style-name="P2"><text:span text:style-name="T3">* Corpo Docente </text:span><text:span text:style-name="T6">(lista)</text:span><text:span text:style-name="T3">:</text:span></text:p>
      <text:p text:style-name="P2"><text:span text:style-name="T3">- </text:span><text:span text:style-name="T6">E-mail;</text:span></text:p>
      <text:p text:style-name="P2"><text:span text:style-name="T6">- Foto;</text:span></text:p>
      <text:p text:style-name="P2"><text:span text:style-name="T6">- </text:span><text:span text:style-name="T5">Lattes;</text:span></text:p>
      <text:p text:style-name="P2"><text:span text:style-name="T6"/></text:p>
      <text:p text:style-name="P2"><text:span text:style-name="T3">* Corpo Administrativo</text:span></text:p>
      <text:p text:style-name="P2"><text:span text:style-name="T3">* Informações de cont</text:span><text:span text:style-name="T5">atos</text:span></text:p>
      <text:p text:style-name="P2"><text:span text:style-name="T5">* Extensões</text:span></text:p>
      <text:p text:style-name="P2"><text:span text:style-name="T5">* </text:span><text:span text:style-name="T6">Informações sobre disciplinas</text:span></text:p>
      <text:p text:style-name="P2"><text:span text:style-name="T6">* Eventos</text:span></text:p>
      <text:p text:style-name="P2"><text:span text:style-name="T6">* Monitoria, Iniciação Científica</text:span></text:p>
      <text:p text:style-name="P2"><text:span text:style-name="T6">- O que é</text:span></text:p>
      <text:p text:style-name="P2"><text:span text:style-name="T6">- Opções oferecidas</text:span></text:p>
      <text:p text:style-name="P2"><text:span text:style-name="T5"/></text:p>
      <text:p text:style-name="P7"><text:span text:style-name="T5">3- </text:span><text:span text:style-name="T3">Falta de padronização</text:span></text:p>
      <text:p text:style-name="P7"><text:span text:style-name="T3">4- Redes sociais indispensáveis::</text:span></text:p>
      <text:p text:style-name="P7"><text:span text:style-name="T3">* Conteúdos separados site e facebook (de acordo com o assunto tratado)</text:span></text:p>
      <text:p text:style-name="P7"><text:span text:style-name="T3">* Alguns conteúdos publicados no site que devem ser publicados nas redes sociais</text:span></text:p>
      <text:p text:style-name="P7"><text:span text:style-name="T3">- Exemplos citados: Eventos, Palestras e Colóquios publicados nas redes socias</text:span></text:p>
      <text:p text:style-name="P7"><text:span text:style-name="T3">5- Conteúdos em outras linguas</text:span></text:p>
      <text:p text:style-name="P7"><text:span text:style-name="T3">- Mais importantes</text:span></text:p>
      <text:p text:style-name="P7"><text:span text:style-name="T3">- Inglês, francês e espanhol</text:span></text:p>
      <text:p text:style-name="P7"><text:span text:style-name="T3"/></text:p>
      <text:p text:style-name="P14"><text:soft-page-break/><text:span text:style-name="T3">Anotações referentes à entrevista com o professor Américo</text:span></text:p>
      <text:p text:style-name="P14"><text:span text:style-name="T3"/></text:p>
      <text:p text:style-name="P35"><text:span text:style-name="T15">Frentes principais que necessitam mudança:</text:span></text:p>
      <text:list xml:id="list8781006027459989991" text:style-name="L7">
        <text:list-item>
          <text:p text:style-name="P36"><text:span text:style-name="T10">V</text:span><text:span text:style-name="T11">isua</text:span><text:span text:style-name="T10">l:</text:span></text:p>
        </text:list-item>
      </text:list>
      <text:list xml:id="list5643592295309811871" text:style-name="L9">
        <text:list-item>
          <text:p text:style-name="P37"><text:span text:style-name="T10">Cores chamativas;</text:span></text:p>
        </text:list-item>
        <text:list-item>
          <text:p text:style-name="P37"><text:span text:style-name="T10">Logos de criança.</text:span></text:p>
          <text:p text:style-name="P37"><text:span text:style-name="T10"/></text:p>
        </text:list-item>
      </text:list>
      <text:list xml:id="list171513086642627" text:continue-list="list8781006027459989991" text:style-name="L7">
        <text:list-item>
          <text:p text:style-name="P34">Falta de conteúdo:</text:p>
        </text:list-item>
      </text:list>
      <text:list xml:id="list7712511302585415722" text:style-name="L10">
        <text:list-item>
          <text:p text:style-name="P38"><text:span text:style-name="T10">Falta de informações essenciais;</text:span></text:p>
        </text:list-item>
        <text:list-item>
          <text:p text:style-name="P20"><text:span text:style-name="T13">Marcas do Instituto;</text:span></text:p>
        </text:list-item>
        <text:list-item>
          <text:p text:style-name="P20"><text:span text:style-name="T13">Estrutura Organizacional;</text:span></text:p>
        </text:list-item>
        <text:list-item>
          <text:p text:style-name="P20"><text:span text:style-name="T13">Estrutura por Departamentos;</text:span></text:p>
        </text:list-item>
        <text:list-item>
          <text:p text:style-name="P20"><text:span text:style-name="T13">Lista de funcionários;</text:span></text:p>
        </text:list-item>
        <text:list-item>
          <text:p text:style-name="P20"><text:span text:style-name="T13">Organogramas;</text:span></text:p>
        </text:list-item>
        <text:list-item>
          <text:p text:style-name="P20"><text:span text:style-name="T13">Legislação interna;</text:span></text:p>
        </text:list-item>
        <text:list-item>
          <text:p text:style-name="P20"><text:span text:style-name="T13">Links para Concurso.</text:span></text:p>
        </text:list-item>
      </text:list>
      <text:list xml:id="list1651556340849285309" text:style-name="L3">
        <text:list-header>
          <text:p text:style-name="P19"><text:span text:style-name="T13"/></text:p>
        </text:list-header>
      </text:list>
      <text:p text:style-name="P15"><text:span text:style-name="T13">Menus:</text:span></text:p>
      <text:list xml:id="list2074275429977940403" text:style-name="L11">
        <text:list-item>
          <text:p text:style-name="P21"><text:span text:style-name="T13">Pessoas</text:span></text:p>
        </text:list-item>
      </text:list>
      <text:list xml:id="list8902925022048785559" text:style-name="L12">
        <text:list-item>
          <text:p text:style-name="P22"><text:span text:style-name="T13">Área de atuação</text:span></text:p>
        </text:list-item>
        <text:list-item>
          <text:p text:style-name="P22"><text:span text:style-name="T13">Desenvolvimento de Software</text:span></text:p>
        </text:list-item>
        <text:list-item>
          <text:p text:style-name="P22"><text:span text:style-name="T13">Iniciação Científica</text:span></text:p>
          <text:p text:style-name="P22"><text:span text:style-name="T13"/></text:p>
        </text:list-item>
      </text:list>
      <text:list xml:id="list171512942056842" text:continue-list="list2074275429977940403" text:style-name="L11">
        <text:list-item>
          <text:p text:style-name="P21"><text:span text:style-name="T13">Contatos</text:span></text:p>
        </text:list-item>
        <text:list-item>
          <text:p text:style-name="P21"><text:span text:style-name="T13">Extensões</text:span></text:p>
        </text:list-item>
        <text:list-item>
          <text:p text:style-name="P21"><text:span text:style-name="T13">Cursos</text:span></text:p>
        </text:list-item>
      </text:list>
      <text:p text:style-name="P18"><text:span text:style-name="T13"><text:tab/></text:span><text:span text:style-name="T14">4</text:span><text:span text:style-name="T13">.1 Graduação</text:span></text:p>
      <text:list xml:id="list8067539882131220798" text:style-name="L13">
        <text:list-item>
          <text:p text:style-name="P39"><text:span text:style-name="T10">Objetivos</text:span></text:p>
        </text:list-item>
        <text:list-item>
          <text:p text:style-name="P23"><text:span text:style-name="T13">Mercado de trabalho</text:span></text:p>
        </text:list-item>
        <text:list-item>
          <text:p text:style-name="P23"><text:span text:style-name="T13">Ementas</text:span></text:p>
        </text:list-item>
        <text:list-item>
          <text:p text:style-name="P23"><text:span text:style-name="T13">Horários</text:span></text:p>
        </text:list-item>
        <text:list-item>
          <text:p text:style-name="P23"><text:span text:style-name="T13">Salas</text:span></text:p>
        </text:list-item>
      </text:list>
      <text:p text:style-name="P18"><text:span text:style-name="T13"><text:tab/></text:span><text:span text:style-name="T14">4</text:span><text:span text:style-name="T13">.2 Pós-Graduação</text:span></text:p>
      <text:list xml:id="list171511818144810" text:continue-numbering="true" text:style-name="L13">
        <text:list-item>
          <text:p text:style-name="P39"><text:span text:style-name="T10">Objetivos</text:span></text:p>
        </text:list-item>
        <text:list-item>
          <text:p text:style-name="P23"><text:span text:style-name="T13">Mercado de trabalho</text:span></text:p>
        </text:list-item>
        <text:list-item>
          <text:p text:style-name="P23"><text:span text:style-name="T13">Ementas</text:span></text:p>
        </text:list-item>
        <text:list-item>
          <text:p text:style-name="P23"><text:span text:style-name="T13">Horários</text:span></text:p>
        </text:list-item>
        <text:list-item>
          <text:p text:style-name="P23"><text:span text:style-name="T13">Salas</text:span></text:p>
          <text:p text:style-name="P23"><text:span text:style-name="T13"/></text:p>
        </text:list-item>
      </text:list>
      <text:p text:style-name="P15"><text:span text:style-name="T13">Problemas:</text:span></text:p>
      <text:list xml:id="list4169223765736172773" text:style-name="L16">
        <text:list-item>
          <text:p text:style-name="P24"><text:span text:style-name="T13">Falta de informações;</text:span></text:p>
        </text:list-item>
        <text:list-item>
          <text:p text:style-name="P24"><text:span text:style-name="T13">Falta de uma lista atualizada do corpo docente;</text:span></text:p>
        </text:list-item>
        <text:list-item>
          <text:p text:style-name="P24"><text:span text:style-name="T13">Falta de padronização.</text:span></text:p>
        </text:list-item>
      </text:list>
      <text:p text:style-name="P18"><text:span text:style-name="T13"/></text:p>
      <text:p text:style-name="P15"><text:span text:style-name="T13">Disposição dos menus:</text:span></text:p>
      <text:list xml:id="list566040919028318728" text:style-name="L17">
        <text:list-item>
          <text:p text:style-name="P25"><text:span text:style-name="T13">Menu principal: barra </text:span><text:span text:style-name="T14">de navegação horizontal localizada</text:span><text:span text:style-name="T13"> na área superior da página, com </text:span><text:span text:style-name="T14">os links </text:span><text:span text:style-name="T13">escritos por extenso;</text:span></text:p>
        </text:list-item>
        <text:list-item>
          <text:p text:style-name="P25"><text:span text:style-name="T13">Menu de navegação: coluna localizada à esquerda </text:span><text:span text:style-name="T14">da página</text:span><text:span text:style-name="T13">, com </text:span><text:span text:style-name="T14">links escritos</text:span><text:span text:style-name="T13"> por extenso.</text:span></text:p>
        </text:list-item>
      </text:list>
      <text:p text:style-name="P17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oft-page-break/><text:span text:style-name="T13">Informações que podem ser divulgadas nas redes sociais:</text:span></text:p>
      <text:list xml:id="list6717921674002965711" text:style-name="L18">
        <text:list-item>
          <text:p text:style-name="P27"><text:span text:style-name="T13">Eventos;</text:span></text:p>
        </text:list-item>
        <text:list-item>
          <text:p text:style-name="P27"><text:span text:style-name="T13">Colóquios;</text:span></text:p>
        </text:list-item>
        <text:list-item>
          <text:p text:style-name="P27"><text:span text:style-name="T13">Palestras;</text:span></text:p>
        </text:list-item>
        <text:list-item>
          <text:p text:style-name="P27"><text:span text:style-name="T13">Concursos.</text:span></text:p>
        </text:list-item>
      </text:list>
      <text:p text:style-name="P26"><text:span text:style-name="T13">P.S.: Nem todas as informações devem ser divulgadas nas redes sociais.</text:span></text:p>
      <text:p text:style-name="P26"><text:span text:style-name="T13"/></text:p>
      <text:p text:style-name="P16"><text:span text:style-name="T13">Informações que devem ser divulgadas:</text:span></text:p>
      <text:list xml:id="list7266974799848225621" text:style-name="L19">
        <text:list-item>
          <text:p text:style-name="P28"><text:span text:style-name="T13">Monitorias</text:span></text:p>
        </text:list-item>
      </text:list>
      <text:list xml:id="list3331066625350681270" text:style-name="L21">
        <text:list-item>
          <text:p text:style-name="P29"><text:span text:style-name="T13">Horários;</text:span></text:p>
        </text:list-item>
        <text:list-item>
          <text:p text:style-name="P29"><text:span text:style-name="T13">Oportunidades de bolsa;</text:span></text:p>
        </text:list-item>
        <text:list-item>
          <text:p text:style-name="P29"><text:span text:style-name="T13">Salas.</text:span></text:p>
        </text:list-item>
      </text:list>
      <text:list xml:id="list171512706902551" text:continue-list="list7266974799848225621" text:style-name="L19">
        <text:list-item>
          <text:p text:style-name="P28"><text:span text:style-name="T13">Iniciação Científica;</text:span></text:p>
        </text:list-item>
        <text:list-item>
          <text:p text:style-name="P28"><text:span text:style-name="T13">Extensões</text:span></text:p>
        </text:list-item>
        <text:list-item>
          <text:p text:style-name="P28"><text:span text:style-name="T13">Eventos:</text:span></text:p>
        </text:list-item>
      </text:list>
      <text:list xml:id="list233559551388682811" text:style-name="L23">
        <text:list-item>
          <text:p text:style-name="P40"><text:span text:style-name="T12">Maratonas;</text:span></text:p>
        </text:list-item>
        <text:list-item>
          <text:p text:style-name="P40"><text:span text:style-name="T12">Semana do IME (exemplo);</text:span></text:p>
        </text:list-item>
        <text:list-item>
          <text:p text:style-name="P40"><text:span text:style-name="T12">Eventos externos.</text:span></text:p>
        </text:list-item>
      </text:list>
      <text:list xml:id="list171512536976476" text:continue-list="list171512706902551" text:style-name="L19">
        <text:list-item>
          <text:p text:style-name="P28"><text:span text:style-name="T13">Premiações;</text:span></text:p>
        </text:list-item>
        <text:list-item>
          <text:p text:style-name="P28"><text:span text:style-name="T13">Manual do Aluno;</text:span></text:p>
        </text:list-item>
        <text:list-item>
          <text:p text:style-name="P28"><text:span text:style-name="T13">Instituto:</text:span></text:p>
        </text:list-item>
      </text:list>
      <text:list xml:id="list5800350118916579284" text:style-name="L24">
        <text:list-item>
          <text:p text:style-name="P30"><text:span text:style-name="T13">Quem somos;</text:span></text:p>
        </text:list-item>
        <text:list-item>
          <text:p text:style-name="P30"><text:span text:style-name="T13">História;</text:span></text:p>
        </text:list-item>
        <text:list-item>
          <text:p text:style-name="P30"><text:span text:style-name="T13">Contatos.</text:span></text:p>
        </text:list-item>
        <text:list-item>
          <text:p text:style-name="P30"><text:span text:style-name="T13">Corpo administrativo.</text:span></text:p>
          <text:p text:style-name="P30"><text:span text:style-name="T13"/></text:p>
        </text:list-item>
      </text:list>
      <text:list xml:id="list171512960263929" text:continue-list="list171512536976476" text:style-name="L19">
        <text:list-item>
          <text:p text:style-name="P28"><text:span text:style-name="T13">Departamentos</text:span></text:p>
        </text:list-item>
      </text:list>
      <text:list xml:id="list606034021906523458" text:style-name="L25">
        <text:list-item>
          <text:p text:style-name="P31"><text:span text:style-name="T13">Diretoria;</text:span></text:p>
        </text:list-item>
        <text:list-item>
          <text:p text:style-name="P31"><text:span text:style-name="T13">Contatos.</text:span></text:p>
          <text:p text:style-name="P31"><text:span text:style-name="T13"/></text:p>
        </text:list-item>
      </text:list>
      <text:list xml:id="list171512095995289" text:continue-list="list171512960263929" text:style-name="L19">
        <text:list-item>
          <text:p text:style-name="P28"><text:span text:style-name="T13">Cursos</text:span></text:p>
        </text:list-item>
      </text:list>
      <text:list xml:id="list7705285333360994079" text:style-name="L26">
        <text:list-item>
          <text:p text:style-name="P32"><text:span text:style-name="T13">Corpo docente;</text:span></text:p>
        </text:list-item>
        <text:list-item>
          <text:p text:style-name="P32"><text:span text:style-name="T13">Disciplinas lecionadas;</text:span></text:p>
        </text:list-item>
        <text:list-item>
          <text:p text:style-name="P32"><text:span text:style-name="T13">Ex-alunos ilustres.</text:span></text:p>
        </text:list-item>
      </text:list>
      <text:p text:style-name="P26"><text:span text:style-name="T13"/></text:p>
      <text:p text:style-name="P16"><text:span text:style-name="T13">Outros pontos:</text:span></text:p>
      <text:list xml:id="list2147175413214126545" text:style-name="L27">
        <text:list-item>
          <text:p text:style-name="P33"><text:span text:style-name="T13">Disponibilizar o conteúdo do site para versão mobile;</text:span></text:p>
        </text:list-item>
        <text:list-item>
          <text:p text:style-name="P33"><text:span text:style-name="T13">Disponibilizar informações importantes em algumas línguas, como inglês, francês e espanhol;</text:span></text:p>
        </text:list-item>
        <text:list-item>
          <text:p text:style-name="P33"><text:span text:style-name="T13">Disponibilizar o acesso de conteúdos por meio de login a alunos e professores, de acordo com a sua hierarquia;</text:span></text:p>
        </text:list-item>
        <text:list-item>
          <text:p text:style-name="P33"><text:span text:style-name="T13">Inclusão de um webmai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3:47:27.558000000</meta:creation-date>
    <dc:date>2017-05-12T17:15:10.936000000</dc:date>
    <meta:editing-duration>PT53M13S</meta:editing-duration>
    <meta:editing-cycles>3</meta:editing-cycles>
    <meta:generator>LibreOffice/5.0.6.3$Windows_x86 LibreOffice_project/490fc03b25318460cfc54456516ea2519c11d1aa</meta:generator>
    <meta:document-statistic meta:table-count="0" meta:image-count="0" meta:object-count="0" meta:page-count="6" meta:paragraph-count="174" meta:word-count="1517" meta:character-count="9275" meta:non-whitespace-character-count="7981"/>
  </office:meta>
</office:document-meta>
</file>